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8714a" officeooo:paragraph-rsid="00187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TESTS CAJA NEGRA / CAJA BLANCA</text:p>
      <text:p text:style-name="P1">IWT41 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19:05:33.093794032</meta:creation-date>
    <dc:date>2025-11-12T19:06:32.840030632</dc:date>
    <meta:editing-duration>PT1M</meta:editing-duration>
    <meta:editing-cycles>1</meta:editing-cycles>
    <meta:document-statistic meta:table-count="0" meta:image-count="0" meta:object-count="0" meta:page-count="1" meta:paragraph-count="2" meta:word-count="9" meta:character-count="51" meta:non-whitespace-character-count="44"/>
    <meta:generator>LibreOffice/25.2.7.2$Linux_X86_64 LibreOffice_project/520$Build-2</meta:generator>
  </office:meta>
</office:document-meta>
</file>